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923cb" officeooo:paragraph-rsid="000923c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923cb" officeooo:paragraph-rsid="000923cb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923cb" officeooo:paragraph-rsid="0011f775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9759f" officeooo:paragraph-rsid="0009759f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152183" officeooo:paragraph-rsid="00152183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170ea0" officeooo:paragraph-rsid="00170ea0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923cb" officeooo:paragraph-rsid="000923cb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923cb" officeooo:paragraph-rsid="000923cb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1f775" officeooo:paragraph-rsid="0011f775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52183" officeooo:paragraph-rsid="00152183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1f775" officeooo:paragraph-rsid="0011f775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bold" officeooo:rsid="00152183" officeooo:paragraph-rsid="00152183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8pt" style:text-underline-style="solid" style:text-underline-width="auto" style:text-underline-color="font-color" fo:font-weight="bold" officeooo:rsid="000923cb" officeooo:paragraph-rsid="000923cb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officeooo:rsid="000923cb" officeooo:paragraph-rsid="000923cb" style:font-size-asian="15.75pt" style:font-size-complex="18pt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923cb" officeooo:paragraph-rsid="000923cb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7ff98" officeooo:paragraph-rsid="0017ff98" style:font-size-asian="15.75pt" style:font-weight-asian="normal" style:font-size-complex="18pt" style:font-weight-complex="normal"/>
    </style:style>
    <style:style style:name="T1" style:family="text">
      <style:text-properties officeooo:rsid="00111374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1f775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7d836" style:font-weight-asian="bold" style:font-weight-complex="bold"/>
    </style:style>
    <style:style style:name="T5" style:family="text">
      <style:text-properties officeooo:rsid="00152183"/>
    </style:style>
    <style:style style:name="T6" style:family="text">
      <style:text-properties officeooo:rsid="00170ea0"/>
    </style:style>
    <style:style style:name="T7" style:family="text">
      <style:text-properties officeooo:rsid="0017d836"/>
    </style:style>
    <style:style style:name="T8" style:family="text">
      <style:text-properties officeooo:rsid="0017ff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pécification technique</text:p>
      <text:p text:style-name="P1"/>
      <text:p text:style-name="P7">Projet « <text:span text:style-name="T5">Data-Project</text:span>»</text:p>
      <text:p text:style-name="P1"/>
      <text:p text:style-name="P1"/>
      <text:p text:style-name="P10">1. But</text:p>
      <text:p text:style-name="P12">Ce projet constite à utiliser une base de données libre et de réaliser un site qui exploite cettte base de données.</text:p>
      <text:p text:style-name="P10"/>
      <text:p text:style-name="P8"><text:span text:style-name="T7">2</text:span>. Hébergement du projet</text:p>
      <text:p text:style-name="P2"/>
      <text:p text:style-name="P2">Le projet est hébergé sur Git dans le repository suivant :</text:p>
      <text:p text:style-name="P2">https://github.com/dclcoconuts/Data-Project.git</text:p>
      <text:p text:style-name="P2"/>
      <text:p text:style-name="P2">avec l’arborescence suivante :</text:p>
      <text:p text:style-name="P2">- <text:span text:style-name="T8">bdd </text:span></text:p>
      <text:p text:style-name="P2">- documentation</text:p>
      <text:p text:style-name="P2">- source</text:p>
      <text:p text:style-name="P2"/>
      <text:p text:style-name="P13"><text:span text:style-name="T7">3</text:span>. Choix technologique<text:span text:style-name="T1">s</text:span></text:p>
      <text:p text:style-name="P2"/>
      <text:p text:style-name="P4">Langages : <text:s/>HTML, CSS , <text:span text:style-name="T5">Javascript, </text:span>PHP </text:p>
      <text:p text:style-name="P5">Framework : Jquery, Bootstrap</text:p>
      <text:p text:style-name="P5">Pseudo-Langage : Sass</text:p>
      <text:p text:style-name="P5">Base de données gérées sous MYSQL</text:p>
      <text:p text:style-name="P4">Serveur HTTP APACHE sur serveur Ubuntu</text:p>
      <text:p text:style-name="P2"/>
      <text:p text:style-name="P3"><text:span text:style-name="T4">4</text:span><text:span text:style-name="T2">. </text:span><text:span text:style-name="T3">Version Desktop et Mobile</text:span></text:p>
      <text:p text:style-name="P9"/>
      <text:p text:style-name="P11">L’interface graphique des deux versions est strictement identique.</text:p>
      <text:p text:style-name="P2"/>
      <text:p text:style-name="P8"><text:span text:style-name="T7">5</text:span>. <text:span text:style-name="T6">Jeu de données</text:span></text:p>
      <text:p text:style-name="P2"/>
      <text:p text:style-name="P5">La base de données libre est <text:span text:style-name="T6">issu du site </text:span><text:a xlink:type="simple" xlink:href="http://www.data.gouv.fr/" text:style-name="Internet_20_link" text:visited-style-name="Visited_20_Internet_20_Link"><text:span text:style-name="T6">www.data.gouv.fr</text:span></text:a><text:span text:style-name="T6"> :</text:span></text:p>
      <text:p text:style-name="P5"/>
      <text:p text:style-name="P6"><text:soft-page-break/>Photographies série « Monuments historiques » de 1851 à 1914</text:p>
      <text:p text:style-name="P6"/>
      <text:p text:style-name="P6">Le fichier contient 38 144 premières photographies du fonds Monument Historique de la Médiathèque de l’Architecture et du Patrimoine</text:p>
      <text:p text:style-name="P15"/>
      <text:p text:style-name="P16">On y associe aussi une base de données des régions et une base de données des départements</text:p>
      <text:p text:style-name="P16"/>
      <text:p text:style-name="P16">On obtiendra ainsi 3 tables dans la bases de données :</text:p>
      <text:p text:style-name="P16">- table des départements</text:p>
      <text:p text:style-name="P16">- table des régions</text:p>
      <text:p text:style-name="P16">- table des photos des monu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4:39:14.121741764</meta:creation-date>
    <meta:generator>LibreOffice/6.0.7.3$Linux_X86_64 LibreOffice_project/00m0$Build-3</meta:generator>
    <dc:date>2019-01-08T16:13:40.418582714</dc:date>
    <meta:editing-duration>PT36M35S</meta:editing-duration>
    <meta:editing-cycles>9</meta:editing-cycles>
    <meta:document-statistic meta:table-count="0" meta:image-count="0" meta:object-count="0" meta:page-count="2" meta:paragraph-count="28" meta:word-count="182" meta:character-count="1120" meta:non-whitespace-character-count="963"/>
  </office:meta>
</office:document-meta>
</file>